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123">
      <style:table-cell-properties fo:background-color="#66ffff"/>
    </style:style>
    <style:style style:name="ce4" style:family="table-cell" style:parent-style-name="Default" style:data-style-name="N123">
      <style:table-cell-properties fo:background-color="#ffff99"/>
    </style:style>
    <style:style style:name="ce5" style:family="table-cell" style:parent-style-name="Default" style:data-style-name="N2">
      <style:table-cell-properties fo:background-color="#66ffff"/>
    </style:style>
    <style:style style:name="ce6" style:family="table-cell" style:parent-style-name="Default" style:data-style-name="N2">
      <style:table-cell-properties fo:background-color="#ffff99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1&quot;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hd</text:p>
          </table:table-cell>
          <table:table-cell table:style-name="Default" office:value-type="float" office:value="2.5" calcext:value-type="float">
            <text:p>2.5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</text:p>
          </table:table-cell>
          <table:table-cell table:style-name="Default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g</text:p>
          </table:table-cell>
          <table:table-cell table:style-name="Default" office:value-type="float" office:value="32.2" calcext:value-type="float">
            <text:p>32.2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target</text:p>
          </table:table-cell>
          <table:table-cell table:style-name="Default" table:formula="of:=0.21 * [.K2]" office:value-type="float" office:value="0.525" calcext:value-type="float">
            <text:p>0.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Lateral Length</text:p>
          </table:table-cell>
          <table:table-cell table:style-name="Default" office:value-type="string" calcext:value-type="string">
            <text:p>Spacing</text:p>
          </table:table-cell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Orifice Dia</text:p>
          </table:table-cell>
          <table:table-cell table:style-name="Default" office:value-type="string" calcext:value-type="string">
            <text:p>Orifice Area</text:p>
          </table:table-cell>
          <table:table-cell table:style-name="Default" office:value-type="string" calcext:value-type="string">
            <text:p>PerfDis</text:p>
          </table:table-cell>
          <table:table-cell table:style-name="Default" office:value-type="string" calcext:value-type="string">
            <text:p>SumPerfDis</text:p>
          </table:table-cell>
          <table:table-cell table:style-name="Default" office:value-type="string" calcext:value-type="string">
            <text:p>Lateral Dia.</text:p>
          </table:table-cell>
          <table:table-cell table:style-name="Default" office:value-type="string" calcext:value-type="string">
            <text:p>headloss</text:p>
          </table:table-cell>
          <table:table-cell table:style-name="Default" office:value-type="string" calcext:value-type="string">
            <text:p>SumHeadloss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3.14*(([.D7]/2)^2)" office:value-type="float" office:value="0.0490625" calcext:value-type="float">
            <text:p>0.049</text:p>
          </table:table-cell>
          <table:table-cell table:formula="of:=11.79*([.D7]^2)*([.$K$2]^0.5)" office:value-type="float" office:value="1.16510167541829" calcext:value-type="float">
            <text:p>1.17</text:p>
          </table:table-cell>
          <table:table-cell table:formula="of:=SUM([.F7:.F14])" office:value-type="float" office:value="9.3208134033463" calcext:value-type="float">
            <text:p>9.321</text:p>
          </table:table-cell>
          <table:table-cell office:value-type="float" office:value="1.25" calcext:value-type="float">
            <text:p>1.25</text:p>
          </table:table-cell>
          <table:table-cell table:formula="of:=4.71*[.B7]*(([.G7]/([.$K$3]*([.H7]^(2.63))))^1.85)" office:value-type="float" office:value="0.0465796230228253" calcext:value-type="float">
            <text:p>0.047</text:p>
          </table:table-cell>
          <table:table-cell table:formula="of:=[.I7]" office:value-type="float" office:value="0.0465796230228253" calcext:value-type="float">
            <text:p>0.047</text:p>
          </table:table-cell>
          <table:table-cell table:formula="of:=[.J7]-[.I7]" office:value-type="float" office:value="0" calcext:value-type="float">
            <text:p>0.00</text:p>
          </table:table-cell>
          <table:table-cell table:style-name="ce7"/>
        </table:table-row>
        <table:table-row table:style-name="ro1">
          <table:table-cell table:formula="of:=[.A7]+[.B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3.14*(([.D8]/2)^2)" office:value-type="float" office:value="0.0490625" calcext:value-type="float">
            <text:p>0.049</text:p>
          </table:table-cell>
          <table:table-cell table:formula="of:=11.79*([.D8]^2)*([.$K$2]^0.5)" office:value-type="float" office:value="1.16510167541829" calcext:value-type="float">
            <text:p>1.17</text:p>
          </table:table-cell>
          <table:table-cell table:formula="of:=[.G7]-[.F8]" office:value-type="float" office:value="8.15571172792801" calcext:value-type="float">
            <text:p>8.156</text:p>
          </table:table-cell>
          <table:table-cell office:value-type="float" office:value="1.25" calcext:value-type="float">
            <text:p>1.25</text:p>
          </table:table-cell>
          <table:table-cell table:formula="of:=4.71*[.B8]*(([.G8]/([.$K$3]*([.H8]^(2.63))))^1.85)" office:value-type="float" office:value="0.0363840355612868" calcext:value-type="float">
            <text:p>0.036</text:p>
          </table:table-cell>
          <table:table-cell table:formula="of:=[.J7]+[.I8]" office:value-type="float" office:value="0.0829636585841121" calcext:value-type="float">
            <text:p>0.083</text:p>
          </table:table-cell>
          <table:table-cell table:formula="of:=[.J8]-[.I8]" office:value-type="float" office:value="0.0465796230228253" calcext:value-type="float">
            <text:p>0.05</text:p>
          </table:table-cell>
          <table:table-cell/>
        </table:table-row>
        <table:table-row table:style-name="ro1">
          <table:table-cell table:formula="of:=[.A8]+[.B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3.14*(([.D9]/2)^2)" office:value-type="float" office:value="0.0490625" calcext:value-type="float">
            <text:p>0.049</text:p>
          </table:table-cell>
          <table:table-cell table:formula="of:=11.79*([.D9]^2)*([.$K$2]^0.5)" office:value-type="float" office:value="1.16510167541829" calcext:value-type="float">
            <text:p>1.17</text:p>
          </table:table-cell>
          <table:table-cell table:formula="of:=[.G8]-[.F9]" office:value-type="float" office:value="6.99061005250972" calcext:value-type="float">
            <text:p>6.991</text:p>
          </table:table-cell>
          <table:table-cell office:value-type="float" office:value="1.25" calcext:value-type="float">
            <text:p>1.25</text:p>
          </table:table-cell>
          <table:table-cell table:formula="of:=4.71*[.B9]*(([.G9]/([.$K$3]*([.H9]^(2.63))))^1.85)" office:value-type="float" office:value="0.0273564227639691" calcext:value-type="float">
            <text:p>0.027</text:p>
          </table:table-cell>
          <table:table-cell table:formula="of:=[.J8]+[.I9]" office:value-type="float" office:value="0.110320081348081" calcext:value-type="float">
            <text:p>0.110</text:p>
          </table:table-cell>
          <table:table-cell table:formula="of:=[.J9]-[.I9]" office:value-type="float" office:value="0.0829636585841121" calcext:value-type="float">
            <text:p>0.08</text:p>
          </table:table-cell>
          <table:table-cell/>
        </table:table-row>
        <table:table-row table:style-name="ro1">
          <table:table-cell table:formula="of:=[.A9]+[.B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3.14*(([.D10]/2)^2)" office:value-type="float" office:value="0.0490625" calcext:value-type="float">
            <text:p>0.049</text:p>
          </table:table-cell>
          <table:table-cell table:formula="of:=11.79*([.D10]^2)*([.$K$2]^0.5)" office:value-type="float" office:value="1.16510167541829" calcext:value-type="float">
            <text:p>1.17</text:p>
          </table:table-cell>
          <table:table-cell table:formula="of:=[.G9]-[.F10]" office:value-type="float" office:value="5.82550837709144" calcext:value-type="float">
            <text:p>5.826</text:p>
          </table:table-cell>
          <table:table-cell office:value-type="float" office:value="1.25" calcext:value-type="float">
            <text:p>1.25</text:p>
          </table:table-cell>
          <table:table-cell table:formula="of:=4.71*[.B10]*(([.G10]/([.$K$3]*([.H10]^(2.63))))^1.85)" office:value-type="float" office:value="0.0195242338829415" calcext:value-type="float">
            <text:p>0.020</text:p>
          </table:table-cell>
          <table:table-cell table:formula="of:=[.J9]+[.I10]" office:value-type="float" office:value="0.129844315231023" calcext:value-type="float">
            <text:p>0.130</text:p>
          </table:table-cell>
          <table:table-cell table:formula="of:=[.J10]-[.I10]" office:value-type="float" office:value="0.110320081348081" calcext:value-type="float">
            <text:p>0.11</text:p>
          </table:table-cell>
          <table:table-cell/>
        </table:table-row>
        <table:table-row table:style-name="ro1">
          <table:table-cell table:formula="of:=[.A10]+[.B10]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3.14*(([.D11]/2)^2)" office:value-type="float" office:value="0.0490625" calcext:value-type="float">
            <text:p>0.049</text:p>
          </table:table-cell>
          <table:table-cell table:formula="of:=11.79*([.D11]^2)*([.$K$2]^0.5)" office:value-type="float" office:value="1.16510167541829" calcext:value-type="float">
            <text:p>1.17</text:p>
          </table:table-cell>
          <table:table-cell table:formula="of:=[.G10]-[.F11]" office:value-type="float" office:value="4.66040670167315" calcext:value-type="float">
            <text:p>4.660</text:p>
          </table:table-cell>
          <table:table-cell office:value-type="float" office:value="1.25" calcext:value-type="float">
            <text:p>1.25</text:p>
          </table:table-cell>
          <table:table-cell table:formula="of:=4.71*[.B11]*(([.G11]/([.$K$3]*([.H11]^(2.63))))^1.85)" office:value-type="float" office:value="0.0129208319316389" calcext:value-type="float">
            <text:p>0.013</text:p>
          </table:table-cell>
          <table:table-cell table:formula="of:=[.J10]+[.I11]" office:value-type="float" office:value="0.142765147162662" calcext:value-type="float">
            <text:p>0.143</text:p>
          </table:table-cell>
          <table:table-cell table:formula="of:=[.J11]-[.I11]" office:value-type="float" office:value="0.129844315231023" calcext:value-type="float">
            <text:p>0.13</text:p>
          </table:table-cell>
          <table:table-cell/>
        </table:table-row>
        <table:table-row table:style-name="ro1">
          <table:table-cell table:formula="of:=[.A11]+[.B11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formula="of:=3.14*(([.D12]/2)^2)" office:value-type="float" office:value="0.0490625" calcext:value-type="float">
            <text:p>0.049</text:p>
          </table:table-cell>
          <table:table-cell table:formula="of:=11.79*([.D12]^2)*([.$K$2]^0.5)" office:value-type="float" office:value="1.16510167541829" calcext:value-type="float">
            <text:p>1.17</text:p>
          </table:table-cell>
          <table:table-cell table:formula="of:=[.G11]-[.F12]" office:value-type="float" office:value="3.49530502625486" calcext:value-type="float">
            <text:p>3.495</text:p>
          </table:table-cell>
          <table:table-cell office:value-type="float" office:value="1.25" calcext:value-type="float">
            <text:p>1.25</text:p>
          </table:table-cell>
          <table:table-cell table:formula="of:=4.71*[.B12]*(([.G12]/([.$K$3]*([.H12]^(2.63))))^1.85)" office:value-type="float" office:value="0.00758846289097048" calcext:value-type="float">
            <text:p>0.008</text:p>
          </table:table-cell>
          <table:table-cell table:formula="of:=[.J11]+[.I12]" office:value-type="float" office:value="0.150353610053632" calcext:value-type="float">
            <text:p>0.150</text:p>
          </table:table-cell>
          <table:table-cell table:formula="of:=[.J12]-[.I12]" office:value-type="float" office:value="0.142765147162662" calcext:value-type="float">
            <text:p>0.14</text:p>
          </table:table-cell>
          <table:table-cell/>
        </table:table-row>
        <table:table-row table:style-name="ro1">
          <table:table-cell table:formula="of:=[.A12]+[.B12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formula="of:=3.14*(([.D13]/2)^2)" office:value-type="float" office:value="0.0490625" calcext:value-type="float">
            <text:p>0.049</text:p>
          </table:table-cell>
          <table:table-cell table:formula="of:=11.79*([.D13]^2)*([.$K$2]^0.5)" office:value-type="float" office:value="1.16510167541829" calcext:value-type="float">
            <text:p>1.17</text:p>
          </table:table-cell>
          <table:table-cell table:formula="of:=[.G12]-[.F13]" office:value-type="float" office:value="2.33020335083657" calcext:value-type="float">
            <text:p>2.330</text:p>
          </table:table-cell>
          <table:table-cell office:value-type="float" office:value="1.25" calcext:value-type="float">
            <text:p>1.25</text:p>
          </table:table-cell>
          <table:table-cell table:formula="of:=4.71*[.B13]*(([.G13]/([.$K$3]*([.H13]^(2.63))))^1.85)" office:value-type="float" office:value="0.00358414016626647" calcext:value-type="float">
            <text:p>0.004</text:p>
          </table:table-cell>
          <table:table-cell table:formula="of:=[.J12]+[.I13]" office:value-type="float" office:value="0.153937750219899" calcext:value-type="float">
            <text:p>0.154</text:p>
          </table:table-cell>
          <table:table-cell table:formula="of:=[.J13]-[.I13]" office:value-type="float" office:value="0.150353610053632" calcext:value-type="float">
            <text:p>0.15</text:p>
          </table:table-cell>
          <table:table-cell/>
        </table:table-row>
        <table:table-row table:style-name="ro1">
          <table:table-cell table:formula="of:=[.A13]+[.B1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3.14*(([.D14]/2)^2)" office:value-type="float" office:value="0.0490625" calcext:value-type="float">
            <text:p>0.049</text:p>
          </table:table-cell>
          <table:table-cell table:formula="of:=11.79*([.D14]^2)*([.$K$2]^0.5)" office:value-type="float" office:value="1.16510167541829" calcext:value-type="float">
            <text:p>1.17</text:p>
          </table:table-cell>
          <table:table-cell table:formula="of:=[.G13]-[.F14]" office:value-type="float" office:value="1.16510167541829" calcext:value-type="float">
            <text:p>1.165</text:p>
          </table:table-cell>
          <table:table-cell office:value-type="float" office:value="1.25" calcext:value-type="float">
            <text:p>1.25</text:p>
          </table:table-cell>
          <table:table-cell table:formula="of:=4.71*[.B14]*(([.G14]/([.$K$3]*([.H14]^(2.63))))^1.85)" office:value-type="float" office:value="0.000994213128025362" calcext:value-type="float">
            <text:p>0.001</text:p>
          </table:table-cell>
          <table:table-cell table:formula="of:=[.J13]+[.I14]" office:value-type="float" office:value="0.154931963347924" calcext:value-type="float">
            <text:p>0.155</text:p>
          </table:table-cell>
          <table:table-cell table:formula="of:=[.J14]-[.I14]" office:value-type="float" office:value="0.153937750219899" calcext:value-type="float">
            <text:p>0.15</text:p>
          </table:table-cell>
          <table:table-cell/>
        </table:table-row>
        <table:table-row table:style-name="ro1">
          <table:table-cell table:formula="of:=[.A14]+[.B14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formula="of:=3.14*(([.D15]/2)^2)" office:value-type="float" office:value="0.0490625" calcext:value-type="float">
            <text:p>0.049</text:p>
          </table:table-cell>
          <table:table-cell table:formula="of:=11.79*([.D15]^2)*([.$K$2]^0.5)" office:value-type="float" office:value="1.16510167541829" calcext:value-type="float">
            <text:p>1.17</text:p>
          </table:table-cell>
          <table:table-cell table:formula="of:=[.G14]-[.F15]" office:value-type="float" office:value="0" calcext:value-type="float">
            <text:p>0.000</text:p>
          </table:table-cell>
          <table:table-cell office:value-type="float" office:value="1.25" calcext:value-type="float">
            <text:p>1.25</text:p>
          </table:table-cell>
          <table:table-cell table:formula="of:=4.71*[.B15]*(([.G15]/([.$K$3]*([.H15]^(2.63))))^1.85)" office:value-type="float" office:value="0" calcext:value-type="float">
            <text:p>0.000</text:p>
          </table:table-cell>
          <table:table-cell table:formula="of:=[.J14]+[.I15]" office:value-type="float" office:value="0.154931963347924" calcext:value-type="float">
            <text:p>0.155</text:p>
          </table:table-cell>
          <table:table-cell table:formula="of:=[.J15]-[.I15]" office:value-type="float" office:value="0.154931963347924" calcext:value-type="float">
            <text:p>0.15</text:p>
          </table:table-cell>
          <table:table-cell/>
        </table:table-row>
        <table:table-row table:style-name="ro1">
          <table:table-cell table:formula="of:=[.A15]+[.B15]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3.14*(([.D16]/2)^2)" office:value-type="float" office:value="0.0490625" calcext:value-type="float">
            <text:p>0.049</text:p>
          </table:table-cell>
          <table:table-cell table:formula="of:=11.79*([.D16]^2)*([.$K$2]^0.5)" office:value-type="float" office:value="1.16510167541829" calcext:value-type="float">
            <text:p>1.17</text:p>
          </table:table-cell>
          <table:table-cell table:formula="of:=[.G15]-[.F16]" office:value-type="float" office:value="-1.16510167541829" calcext:value-type="float">
            <text:p>-1.165</text:p>
          </table:table-cell>
          <table:table-cell office:value-type="float" office:value="1.25" calcext:value-type="float">
            <text:p>1.25</text:p>
          </table:table-cell>
          <table:table-cell table:formula="of:=4.71*[.B16]*(([.G16]/([.$K$3]*([.H16]^(2.63))))^1.85)" office:value-type="string" office:string-value="" calcext:value-type="error">
            <text:p>#VALUE!</text:p>
          </table:table-cell>
          <table:table-cell table:formula="of:=[.J15]+[.I16]" office:value-type="string" office:string-value="" calcext:value-type="error">
            <text:p>#VALUE!</text:p>
          </table:table-cell>
          <table:table-cell table:formula="of:=[.J16]-[.I16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16]+[.B16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formula="of:=3.14*(([.D17]/2)^2)" office:value-type="float" office:value="0.0490625" calcext:value-type="float">
            <text:p>0.049</text:p>
          </table:table-cell>
          <table:table-cell table:formula="of:=11.79*([.D17]^2)*([.$K$2]^0.5)" office:value-type="float" office:value="1.16510167541829" calcext:value-type="float">
            <text:p>1.17</text:p>
          </table:table-cell>
          <table:table-cell table:formula="of:=[.G16]-[.F17]" office:value-type="float" office:value="-2.33020335083657" calcext:value-type="float">
            <text:p>-2.330</text:p>
          </table:table-cell>
          <table:table-cell office:value-type="float" office:value="1.25" calcext:value-type="float">
            <text:p>1.25</text:p>
          </table:table-cell>
          <table:table-cell table:formula="of:=4.71*[.B17]*(([.G17]/([.$K$3]*([.H17]^(2.63))))^1.85)" office:value-type="string" office:string-value="" calcext:value-type="error">
            <text:p>#VALUE!</text:p>
          </table:table-cell>
          <table:table-cell table:formula="of:=[.J16]+[.I17]" office:value-type="string" office:string-value="" calcext:value-type="error">
            <text:p>#VALUE!</text:p>
          </table:table-cell>
          <table:table-cell table:formula="of:=[.J17]-[.I17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17]+[.B1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formula="of:=3.14*(([.D18]/2)^2)" office:value-type="float" office:value="0.0490625" calcext:value-type="float">
            <text:p>0.049</text:p>
          </table:table-cell>
          <table:table-cell table:formula="of:=11.79*([.D18]^2)*([.$K$2]^0.5)" office:value-type="float" office:value="1.16510167541829" calcext:value-type="float">
            <text:p>1.17</text:p>
          </table:table-cell>
          <table:table-cell table:formula="of:=[.G17]-[.F18]" office:value-type="float" office:value="-3.49530502625486" calcext:value-type="float">
            <text:p>-3.495</text:p>
          </table:table-cell>
          <table:table-cell office:value-type="float" office:value="1.25" calcext:value-type="float">
            <text:p>1.25</text:p>
          </table:table-cell>
          <table:table-cell table:formula="of:=4.71*[.B18]*(([.G18]/([.$K$3]*([.H18]^(2.63))))^1.85)" office:value-type="string" office:string-value="" calcext:value-type="error">
            <text:p>#VALUE!</text:p>
          </table:table-cell>
          <table:table-cell table:formula="of:=[.J17]+[.I18]" office:value-type="string" office:string-value="" calcext:value-type="error">
            <text:p>#VALUE!</text:p>
          </table:table-cell>
          <table:table-cell table:formula="of:=[.J18]-[.I1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18]+[.B1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formula="of:=3.14*(([.D19]/2)^2)" office:value-type="float" office:value="0.0490625" calcext:value-type="float">
            <text:p>0.049</text:p>
          </table:table-cell>
          <table:table-cell table:formula="of:=11.79*([.D19]^2)*([.$K$2]^0.5)" office:value-type="float" office:value="1.16510167541829" calcext:value-type="float">
            <text:p>1.17</text:p>
          </table:table-cell>
          <table:table-cell table:formula="of:=[.G18]-[.F19]" office:value-type="float" office:value="-4.66040670167315" calcext:value-type="float">
            <text:p>-4.660</text:p>
          </table:table-cell>
          <table:table-cell office:value-type="float" office:value="1.25" calcext:value-type="float">
            <text:p>1.25</text:p>
          </table:table-cell>
          <table:table-cell table:formula="of:=4.71*[.B19]*(([.G19]/([.$K$3]*([.H19]^(2.63))))^1.85)" office:value-type="string" office:string-value="" calcext:value-type="error">
            <text:p>#VALUE!</text:p>
          </table:table-cell>
          <table:table-cell table:formula="of:=[.J18]+[.I19]" office:value-type="string" office:string-value="" calcext:value-type="error">
            <text:p>#VALUE!</text:p>
          </table:table-cell>
          <table:table-cell table:formula="of:=[.J19]-[.I19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19]+[.B19]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formula="of:=3.14*(([.D20]/2)^2)" office:value-type="float" office:value="0.0490625" calcext:value-type="float">
            <text:p>0.049</text:p>
          </table:table-cell>
          <table:table-cell table:formula="of:=11.79*([.D20]^2)*([.$K$2]^0.5)" office:value-type="float" office:value="1.16510167541829" calcext:value-type="float">
            <text:p>1.17</text:p>
          </table:table-cell>
          <table:table-cell table:formula="of:=[.G19]-[.F20]" office:value-type="float" office:value="-5.82550837709144" calcext:value-type="float">
            <text:p>-5.826</text:p>
          </table:table-cell>
          <table:table-cell office:value-type="float" office:value="1.25" calcext:value-type="float">
            <text:p>1.25</text:p>
          </table:table-cell>
          <table:table-cell table:formula="of:=4.71*[.B20]*(([.G20]/([.$K$3]*([.H20]^(2.63))))^1.85)" office:value-type="string" office:string-value="" calcext:value-type="error">
            <text:p>#VALUE!</text:p>
          </table:table-cell>
          <table:table-cell table:formula="of:=[.J19]+[.I20]" office:value-type="string" office:string-value="" calcext:value-type="error">
            <text:p>#VALUE!</text:p>
          </table:table-cell>
          <table:table-cell table:formula="of:=[.J20]-[.I20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" calcext:value-type="float">
            <text:p>0.31</text:p>
          </table:table-cell>
          <table:table-cell table:style-name="ce4" table:formula="of:=3.14*(([.D21]/2)^2)" office:value-type="float" office:value="0.0754385" calcext:value-type="float">
            <text:p>0.075</text:p>
          </table:table-cell>
          <table:table-cell table:style-name="ce6" table:formula="of:=11.79*([.D21]^2)*([.$K$2]^0.5)" office:value-type="float" office:value="1.79146033612316" calcext:value-type="float">
            <text:p>1.79</text:p>
          </table:table-cell>
          <table:table-cell table:style-name="ce4" table:formula="of:=SUM([.F21:.F27])" office:value-type="float" office:value="12.5402223528621" calcext:value-type="float">
            <text:p>12.54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21]*(([.G21]/([.$K$3]*([.H21]^(2.63))^1.85)))" office:value-type="float" office:value="0.984407454699676" calcext:value-type="float">
            <text:p>0.984</text:p>
          </table:table-cell>
          <table:table-cell table:style-name="ce4" table:formula="of:=[.I21]" office:value-type="float" office:value="0.984407454699676" calcext:value-type="float">
            <text:p>0.98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1" calcext:value-type="float">
            <text:p>0.31</text:p>
          </table:table-cell>
          <table:table-cell table:style-name="ce4" table:formula="of:=3.14*(([.D22]/2)^2)" office:value-type="float" office:value="0.0754385" calcext:value-type="float">
            <text:p>0.075</text:p>
          </table:table-cell>
          <table:table-cell table:style-name="ce6" table:formula="of:=11.79*([.D22]^2)*([.$K$2]^0.5)" office:value-type="float" office:value="1.79146033612316" calcext:value-type="float">
            <text:p>1.79</text:p>
          </table:table-cell>
          <table:table-cell table:style-name="ce4" table:formula="of:=[.G21]-[.F22]" office:value-type="float" office:value="10.748762016739" calcext:value-type="float">
            <text:p>10.74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22]*(([.G22]/([.$K$3]*([.H22]^(2.63))^1.85)))" office:value-type="float" office:value="1.68755563662802" calcext:value-type="float">
            <text:p>1.688</text:p>
          </table:table-cell>
          <table:table-cell table:style-name="ce4" table:formula="of:=[.J21]+[.I22]" office:value-type="float" office:value="2.67196309132769" calcext:value-type="float">
            <text:p>2.67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1" calcext:value-type="float">
            <text:p>0.31</text:p>
          </table:table-cell>
          <table:table-cell table:style-name="ce4" table:formula="of:=3.14*(([.D23]/2)^2)" office:value-type="float" office:value="0.0754385" calcext:value-type="float">
            <text:p>0.075</text:p>
          </table:table-cell>
          <table:table-cell table:style-name="ce6" table:formula="of:=11.79*([.D23]^2)*([.$K$2]^0.5)" office:value-type="float" office:value="1.79146033612316" calcext:value-type="float">
            <text:p>1.79</text:p>
          </table:table-cell>
          <table:table-cell table:style-name="ce4" table:formula="of:=[.G22]-[.F23]" office:value-type="float" office:value="8.95730168061579" calcext:value-type="float">
            <text:p>8.95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23]*(([.G23]/([.$K$3]*([.H23]^(2.63))^1.85)))" office:value-type="float" office:value="1.40629636385668" calcext:value-type="float">
            <text:p>1.406</text:p>
          </table:table-cell>
          <table:table-cell table:style-name="ce4" table:formula="of:=[.J22]+[.I23]" office:value-type="float" office:value="4.07825945518437" calcext:value-type="float">
            <text:p>4.07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1" calcext:value-type="float">
            <text:p>0.31</text:p>
          </table:table-cell>
          <table:table-cell table:style-name="ce4" table:formula="of:=3.14*(([.D24]/2)^2)" office:value-type="float" office:value="0.0754385" calcext:value-type="float">
            <text:p>0.075</text:p>
          </table:table-cell>
          <table:table-cell table:style-name="ce6" table:formula="of:=11.79*([.D24]^2)*([.$K$2]^0.5)" office:value-type="float" office:value="1.79146033612316" calcext:value-type="float">
            <text:p>1.79</text:p>
          </table:table-cell>
          <table:table-cell table:style-name="ce4" table:formula="of:=[.G23]-[.F24]" office:value-type="float" office:value="7.16584134449264" calcext:value-type="float">
            <text:p>7.16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24]*(([.G24]/([.$K$3]*([.H24]^(2.63))^1.85)))" office:value-type="float" office:value="1.12503709108534" calcext:value-type="float">
            <text:p>1.125</text:p>
          </table:table-cell>
          <table:table-cell table:style-name="ce4" table:formula="of:=[.J23]+[.I24]" office:value-type="float" office:value="5.20329654626972" calcext:value-type="float">
            <text:p>5.203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.31" calcext:value-type="float">
            <text:p>0.31</text:p>
          </table:table-cell>
          <table:table-cell table:style-name="ce4" table:formula="of:=3.14*(([.D25]/2)^2)" office:value-type="float" office:value="0.0754385" calcext:value-type="float">
            <text:p>0.075</text:p>
          </table:table-cell>
          <table:table-cell table:style-name="ce6" table:formula="of:=11.79*([.D25]^2)*([.$K$2]^0.5)" office:value-type="float" office:value="1.79146033612316" calcext:value-type="float">
            <text:p>1.79</text:p>
          </table:table-cell>
          <table:table-cell table:style-name="ce4" table:formula="of:=[.G24]-[.F25]" office:value-type="float" office:value="5.37438100836948" calcext:value-type="float">
            <text:p>5.37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25]*(([.G25]/([.$K$3]*([.H25]^(2.63))^1.85)))" office:value-type="float" office:value="0.843777818314008" calcext:value-type="float">
            <text:p>0.844</text:p>
          </table:table-cell>
          <table:table-cell table:style-name="ce4" table:formula="of:=[.J24]+[.I25]" office:value-type="float" office:value="6.04707436458372" calcext:value-type="float">
            <text:p>6.047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31" calcext:value-type="float">
            <text:p>0.31</text:p>
          </table:table-cell>
          <table:table-cell table:style-name="ce4" table:formula="of:=3.14*(([.D26]/2)^2)" office:value-type="float" office:value="0.0754385" calcext:value-type="float">
            <text:p>0.075</text:p>
          </table:table-cell>
          <table:table-cell table:style-name="ce6" table:formula="of:=11.79*([.D26]^2)*([.$K$2]^0.5)" office:value-type="float" office:value="1.79146033612316" calcext:value-type="float">
            <text:p>1.79</text:p>
          </table:table-cell>
          <table:table-cell table:style-name="ce4" table:formula="of:=[.G25]-[.F26]" office:value-type="float" office:value="3.58292067224632" calcext:value-type="float">
            <text:p>3.58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26]*(([.G26]/([.$K$3]*([.H26]^(2.63))^1.85)))" office:value-type="float" office:value="0.562518545542672" calcext:value-type="float">
            <text:p>0.563</text:p>
          </table:table-cell>
          <table:table-cell table:style-name="ce4" table:formula="of:=[.J25]+[.I26]" office:value-type="float" office:value="6.6095929101264" calcext:value-type="float">
            <text:p>6.61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31" calcext:value-type="float">
            <text:p>0.31</text:p>
          </table:table-cell>
          <table:table-cell table:style-name="ce4" table:formula="of:=3.14*(([.D27]/2)^2)" office:value-type="float" office:value="0.0754385" calcext:value-type="float">
            <text:p>0.075</text:p>
          </table:table-cell>
          <table:table-cell table:style-name="ce6" table:formula="of:=11.79*([.D27]^2)*([.$K$2]^0.5)" office:value-type="float" office:value="1.79146033612316" calcext:value-type="float">
            <text:p>1.79</text:p>
          </table:table-cell>
          <table:table-cell table:style-name="ce4" table:formula="of:=[.G26]-[.F27]" office:value-type="float" office:value="1.79146033612316" calcext:value-type="float">
            <text:p>1.79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27]*(([.G27]/([.$K$3]*([.H27]^(2.63))^1.85)))" office:value-type="float" office:value="0.140629636385668" calcext:value-type="float">
            <text:p>0.141</text:p>
          </table:table-cell>
          <table:table-cell table:style-name="ce4" table:formula="of:=[.J26]+[.I27]" office:value-type="float" office:value="6.75022254651206" calcext:value-type="float">
            <text:p>6.7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.14*(([.D28]/2)^2)" office:value-type="float" office:value="0.110390625" calcext:value-type="float">
            <text:p>0.110</text:p>
          </table:table-cell>
          <table:table-cell table:formula="of:=11.79*([.D28]^2)*([.$K$2]^0.5)" office:value-type="float" office:value="2.62147876969115" calcext:value-type="float">
            <text:p>2.62</text:p>
          </table:table-cell>
          <table:table-cell table:formula="of:=SUM([.F28:.F34])" office:value-type="float" office:value="18.350351387838" calcext:value-type="float">
            <text:p>18.350</text:p>
          </table:table-cell>
          <table:table-cell office:value-type="float" office:value="1" calcext:value-type="float">
            <text:p>1</text:p>
          </table:table-cell>
          <table:table-cell table:formula="of:=4.71*[.B28]*(([.G28]/([.$K$3]*([.H28]^(2.63))^1.85)))" office:value-type="float" office:value="1.44050258394529" calcext:value-type="float">
            <text:p>1.441</text:p>
          </table:table-cell>
          <table:table-cell table:formula="of:=[.I28]" office:value-type="float" office:value="1.44050258394529" calcext:value-type="float">
            <text:p>1.4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.14*(([.D29]/2)^2)" office:value-type="float" office:value="0.110390625" calcext:value-type="float">
            <text:p>0.110</text:p>
          </table:table-cell>
          <table:table-cell table:formula="of:=11.79*([.D29]^2)*([.$K$2]^0.5)" office:value-type="float" office:value="2.62147876969115" calcext:value-type="float">
            <text:p>2.62</text:p>
          </table:table-cell>
          <table:table-cell table:formula="of:=[.G28]-[.F29]" office:value-type="float" office:value="15.7288726181469" calcext:value-type="float">
            <text:p>15.729</text:p>
          </table:table-cell>
          <table:table-cell office:value-type="float" office:value="1" calcext:value-type="float">
            <text:p>1</text:p>
          </table:table-cell>
          <table:table-cell table:formula="of:=4.71*[.B29]*(([.G29]/([.$K$3]*([.H29]^(2.63))^1.85)))" office:value-type="float" office:value="2.46943300104906" calcext:value-type="float">
            <text:p>2.469</text:p>
          </table:table-cell>
          <table:table-cell table:formula="of:=[.J28]+[.I29]" office:value-type="float" office:value="3.90993558499434" calcext:value-type="float">
            <text:p>3.9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.14*(([.D30]/2)^2)" office:value-type="float" office:value="0.110390625" calcext:value-type="float">
            <text:p>0.110</text:p>
          </table:table-cell>
          <table:table-cell table:formula="of:=11.79*([.D30]^2)*([.$K$2]^0.5)" office:value-type="float" office:value="2.62147876969115" calcext:value-type="float">
            <text:p>2.62</text:p>
          </table:table-cell>
          <table:table-cell table:formula="of:=[.G29]-[.F30]" office:value-type="float" office:value="13.1073938484557" calcext:value-type="float">
            <text:p>13.107</text:p>
          </table:table-cell>
          <table:table-cell office:value-type="float" office:value="1" calcext:value-type="float">
            <text:p>1</text:p>
          </table:table-cell>
          <table:table-cell table:formula="of:=4.71*[.B30]*(([.G30]/([.$K$3]*([.H30]^(2.63))^1.85)))" office:value-type="float" office:value="2.05786083420755" calcext:value-type="float">
            <text:p>2.058</text:p>
          </table:table-cell>
          <table:table-cell table:formula="of:=[.J29]+[.I30]" office:value-type="float" office:value="5.96779641920189" calcext:value-type="float">
            <text:p>5.9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.14*(([.D31]/2)^2)" office:value-type="float" office:value="0.110390625" calcext:value-type="float">
            <text:p>0.110</text:p>
          </table:table-cell>
          <table:table-cell table:formula="of:=11.79*([.D31]^2)*([.$K$2]^0.5)" office:value-type="float" office:value="2.62147876969115" calcext:value-type="float">
            <text:p>2.62</text:p>
          </table:table-cell>
          <table:table-cell table:formula="of:=[.G30]-[.F31]" office:value-type="float" office:value="10.4859150787646" calcext:value-type="float">
            <text:p>10.486</text:p>
          </table:table-cell>
          <table:table-cell office:value-type="float" office:value="1" calcext:value-type="float">
            <text:p>1</text:p>
          </table:table-cell>
          <table:table-cell table:formula="of:=4.71*[.B31]*(([.G31]/([.$K$3]*([.H31]^(2.63))^1.85)))" office:value-type="float" office:value="1.64628866736604" calcext:value-type="float">
            <text:p>1.646</text:p>
          </table:table-cell>
          <table:table-cell table:formula="of:=[.J30]+[.I31]" office:value-type="float" office:value="7.61408508656793" calcext:value-type="float">
            <text:p>7.6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.14*(([.D32]/2)^2)" office:value-type="float" office:value="0.110390625" calcext:value-type="float">
            <text:p>0.110</text:p>
          </table:table-cell>
          <table:table-cell table:formula="of:=11.79*([.D32]^2)*([.$K$2]^0.5)" office:value-type="float" office:value="2.62147876969115" calcext:value-type="float">
            <text:p>2.62</text:p>
          </table:table-cell>
          <table:table-cell table:formula="of:=[.G31]-[.F32]" office:value-type="float" office:value="7.86443630907344" calcext:value-type="float">
            <text:p>7.864</text:p>
          </table:table-cell>
          <table:table-cell office:value-type="float" office:value="1" calcext:value-type="float">
            <text:p>1</text:p>
          </table:table-cell>
          <table:table-cell table:formula="of:=4.71*[.B32]*(([.G32]/([.$K$3]*([.H32]^(2.63))^1.85)))" office:value-type="float" office:value="1.23471650052453" calcext:value-type="float">
            <text:p>1.235</text:p>
          </table:table-cell>
          <table:table-cell table:formula="of:=[.J31]+[.I32]" office:value-type="float" office:value="8.84880158709246" calcext:value-type="float">
            <text:p>8.84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.14*(([.D33]/2)^2)" office:value-type="float" office:value="0.110390625" calcext:value-type="float">
            <text:p>0.110</text:p>
          </table:table-cell>
          <table:table-cell table:formula="of:=11.79*([.D33]^2)*([.$K$2]^0.5)" office:value-type="float" office:value="2.62147876969115" calcext:value-type="float">
            <text:p>2.62</text:p>
          </table:table-cell>
          <table:table-cell table:formula="of:=[.G32]-[.F33]" office:value-type="float" office:value="5.24295753938229" calcext:value-type="float">
            <text:p>5.243</text:p>
          </table:table-cell>
          <table:table-cell office:value-type="float" office:value="1" calcext:value-type="float">
            <text:p>1</text:p>
          </table:table-cell>
          <table:table-cell table:formula="of:=4.71*[.B33]*(([.G33]/([.$K$3]*([.H33]^(2.63))^1.85)))" office:value-type="float" office:value="0.82314433368302" calcext:value-type="float">
            <text:p>0.823</text:p>
          </table:table-cell>
          <table:table-cell table:formula="of:=[.J32]+[.I33]" office:value-type="float" office:value="9.67194592077548" calcext:value-type="float">
            <text:p>9.6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.14*(([.D34]/2)^2)" office:value-type="float" office:value="0.110390625" calcext:value-type="float">
            <text:p>0.110</text:p>
          </table:table-cell>
          <table:table-cell table:formula="of:=11.79*([.D34]^2)*([.$K$2]^0.5)" office:value-type="float" office:value="2.62147876969115" calcext:value-type="float">
            <text:p>2.62</text:p>
          </table:table-cell>
          <table:table-cell table:formula="of:=[.G33]-[.F34]" office:value-type="float" office:value="2.62147876969115" calcext:value-type="float">
            <text:p>2.621</text:p>
          </table:table-cell>
          <table:table-cell office:value-type="float" office:value="1" calcext:value-type="float">
            <text:p>1</text:p>
          </table:table-cell>
          <table:table-cell table:formula="of:=4.71*[.B34]*(([.G34]/([.$K$3]*([.H34]^(2.63))^1.85)))" office:value-type="float" office:value="0.205786083420755" calcext:value-type="float">
            <text:p>0.206</text:p>
          </table:table-cell>
          <table:table-cell table:formula="of:=[.J33]+[.I34]" office:value-type="float" office:value="9.87773200419624" calcext:value-type="float">
            <text:p>9.87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4" table:formula="of:=3.14*(([.D35]/2)^2)" office:value-type="float" office:value="0.15025390625" calcext:value-type="float">
            <text:p>0.150</text:p>
          </table:table-cell>
          <table:table-cell table:style-name="ce6" table:formula="of:=11.79*([.D35]^2)*([.$K$2]^0.5)" office:value-type="float" office:value="3.5681238809685" calcext:value-type="float">
            <text:p>3.57</text:p>
          </table:table-cell>
          <table:table-cell table:style-name="ce4" table:formula="of:=SUM([.F35:.F41])" office:value-type="float" office:value="24.9768671667795" calcext:value-type="float">
            <text:p>24.97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35]*(([.G35]/([.$K$3]*([.H35]^(2.63))^1.85)))" office:value-type="float" office:value="1.96068407259219" calcext:value-type="float">
            <text:p>1.961</text:p>
          </table:table-cell>
          <table:table-cell table:style-name="ce4" table:formula="of:=[.I35]" office:value-type="float" office:value="1.96068407259219" calcext:value-type="float">
            <text:p>1.961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4" table:formula="of:=3.14*(([.D36]/2)^2)" office:value-type="float" office:value="0.15025390625" calcext:value-type="float">
            <text:p>0.150</text:p>
          </table:table-cell>
          <table:table-cell table:style-name="ce6" table:formula="of:=11.79*([.D36]^2)*([.$K$2]^0.5)" office:value-type="float" office:value="3.5681238809685" calcext:value-type="float">
            <text:p>3.57</text:p>
          </table:table-cell>
          <table:table-cell table:style-name="ce4" table:formula="of:=[.G35]-[.F36]" office:value-type="float" office:value="21.408743285811" calcext:value-type="float">
            <text:p>21.40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36]*(([.G36]/([.$K$3]*([.H36]^(2.63))^1.85)))" office:value-type="float" office:value="3.36117269587233" calcext:value-type="float">
            <text:p>3.361</text:p>
          </table:table-cell>
          <table:table-cell table:style-name="ce4" table:formula="of:=[.J35]+[.I36]" office:value-type="float" office:value="5.32185676846452" calcext:value-type="float">
            <text:p>5.32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4" table:formula="of:=3.14*(([.D37]/2)^2)" office:value-type="float" office:value="0.15025390625" calcext:value-type="float">
            <text:p>0.150</text:p>
          </table:table-cell>
          <table:table-cell table:style-name="ce6" table:formula="of:=11.79*([.D37]^2)*([.$K$2]^0.5)" office:value-type="float" office:value="3.5681238809685" calcext:value-type="float">
            <text:p>3.57</text:p>
          </table:table-cell>
          <table:table-cell table:style-name="ce4" table:formula="of:=[.G36]-[.F37]" office:value-type="float" office:value="17.8406194048425" calcext:value-type="float">
            <text:p>17.84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37]*(([.G37]/([.$K$3]*([.H37]^(2.63))^1.85)))" office:value-type="float" office:value="2.80097724656028" calcext:value-type="float">
            <text:p>2.801</text:p>
          </table:table-cell>
          <table:table-cell table:style-name="ce4" table:formula="of:=[.J36]+[.I37]" office:value-type="float" office:value="8.1228340150248" calcext:value-type="float">
            <text:p>8.123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4" table:formula="of:=3.14*(([.D38]/2)^2)" office:value-type="float" office:value="0.15025390625" calcext:value-type="float">
            <text:p>0.150</text:p>
          </table:table-cell>
          <table:table-cell table:style-name="ce6" table:formula="of:=11.79*([.D38]^2)*([.$K$2]^0.5)" office:value-type="float" office:value="3.5681238809685" calcext:value-type="float">
            <text:p>3.57</text:p>
          </table:table-cell>
          <table:table-cell table:style-name="ce4" table:formula="of:=[.G37]-[.F38]" office:value-type="float" office:value="14.272495523874" calcext:value-type="float">
            <text:p>14.27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38]*(([.G38]/([.$K$3]*([.H38]^(2.63))^1.85)))" office:value-type="float" office:value="2.24078179724822" calcext:value-type="float">
            <text:p>2.241</text:p>
          </table:table-cell>
          <table:table-cell table:style-name="ce4" table:formula="of:=[.J37]+[.I38]" office:value-type="float" office:value="10.363615812273" calcext:value-type="float">
            <text:p>10.36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4" table:formula="of:=3.14*(([.D39]/2)^2)" office:value-type="float" office:value="0.15025390625" calcext:value-type="float">
            <text:p>0.150</text:p>
          </table:table-cell>
          <table:table-cell table:style-name="ce6" table:formula="of:=11.79*([.D39]^2)*([.$K$2]^0.5)" office:value-type="float" office:value="3.5681238809685" calcext:value-type="float">
            <text:p>3.57</text:p>
          </table:table-cell>
          <table:table-cell table:style-name="ce4" table:formula="of:=[.G38]-[.F39]" office:value-type="float" office:value="10.7043716429055" calcext:value-type="float">
            <text:p>10.70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39]*(([.G39]/([.$K$3]*([.H39]^(2.63))^1.85)))" office:value-type="float" office:value="1.68058634793617" calcext:value-type="float">
            <text:p>1.681</text:p>
          </table:table-cell>
          <table:table-cell table:style-name="ce4" table:formula="of:=[.J38]+[.I39]" office:value-type="float" office:value="12.0442021602092" calcext:value-type="float">
            <text:p>12.04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4" table:formula="of:=3.14*(([.D40]/2)^2)" office:value-type="float" office:value="0.15025390625" calcext:value-type="float">
            <text:p>0.150</text:p>
          </table:table-cell>
          <table:table-cell table:style-name="ce6" table:formula="of:=11.79*([.D40]^2)*([.$K$2]^0.5)" office:value-type="float" office:value="3.5681238809685" calcext:value-type="float">
            <text:p>3.57</text:p>
          </table:table-cell>
          <table:table-cell table:style-name="ce4" table:formula="of:=[.G39]-[.F40]" office:value-type="float" office:value="7.13624776193701" calcext:value-type="float">
            <text:p>7.13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40]*(([.G40]/([.$K$3]*([.H40]^(2.63))^1.85)))" office:value-type="float" office:value="1.12039089862411" calcext:value-type="float">
            <text:p>1.120</text:p>
          </table:table-cell>
          <table:table-cell table:style-name="ce4" table:formula="of:=[.J39]+[.I40]" office:value-type="float" office:value="13.1645930588333" calcext:value-type="float">
            <text:p>13.165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4" table:formula="of:=3.14*(([.D41]/2)^2)" office:value-type="float" office:value="0.15025390625" calcext:value-type="float">
            <text:p>0.150</text:p>
          </table:table-cell>
          <table:table-cell table:style-name="ce6" table:formula="of:=11.79*([.D41]^2)*([.$K$2]^0.5)" office:value-type="float" office:value="3.5681238809685" calcext:value-type="float">
            <text:p>3.57</text:p>
          </table:table-cell>
          <table:table-cell table:style-name="ce4" table:formula="of:=[.G40]-[.F41]" office:value-type="float" office:value="3.56812388096851" calcext:value-type="float">
            <text:p>3.56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41]*(([.G41]/([.$K$3]*([.H41]^(2.63))^1.85)))" office:value-type="float" office:value="0.280097724656028" calcext:value-type="float">
            <text:p>0.280</text:p>
          </table:table-cell>
          <table:table-cell table:style-name="ce4" table:formula="of:=[.J40]+[.I41]" office:value-type="float" office:value="13.4446907834893" calcext:value-type="float">
            <text:p>13.4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3.14*(([.D42]/2)^2)" office:value-type="float" office:value="0.19625" calcext:value-type="float">
            <text:p>0.196</text:p>
          </table:table-cell>
          <table:table-cell table:formula="of:=11.79*([.D42]^2)*([.$K$2]^0.5)" office:value-type="float" office:value="4.66040670167315" calcext:value-type="float">
            <text:p>4.66</text:p>
          </table:table-cell>
          <table:table-cell table:formula="of:=SUM([.F42:.F48])" office:value-type="float" office:value="32.622846911712" calcext:value-type="float">
            <text:p>32.623</text:p>
          </table:table-cell>
          <table:table-cell office:value-type="float" office:value="1" calcext:value-type="float">
            <text:p>1</text:p>
          </table:table-cell>
          <table:table-cell table:formula="of:=4.71*[.B42]*(([.G42]/([.$K$3]*([.H42]^(2.63))^1.85)))" office:value-type="float" office:value="2.5608934825694" calcext:value-type="float">
            <text:p>2.561</text:p>
          </table:table-cell>
          <table:table-cell table:formula="of:=[.I42]" office:value-type="float" office:value="2.5608934825694" calcext:value-type="float">
            <text:p>2.5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0.5" office:value-type="float" office:value="0.5" calcext:value-type="float">
            <text:p>0.5</text:p>
          </table:table-cell>
          <table:table-cell table:formula="of:=3.14*(([.D43]/2)^2)" office:value-type="float" office:value="0.19625" calcext:value-type="float">
            <text:p>0.196</text:p>
          </table:table-cell>
          <table:table-cell table:formula="of:=11.79*([.D43]^2)*([.$K$2]^0.5)" office:value-type="float" office:value="4.66040670167315" calcext:value-type="float">
            <text:p>4.66</text:p>
          </table:table-cell>
          <table:table-cell table:formula="of:=[.G42]-[.F43]" office:value-type="float" office:value="27.9624402100389" calcext:value-type="float">
            <text:p>27.962</text:p>
          </table:table-cell>
          <table:table-cell office:value-type="float" office:value="1" calcext:value-type="float">
            <text:p>1</text:p>
          </table:table-cell>
          <table:table-cell table:formula="of:=4.71*[.B43]*(([.G43]/([.$K$3]*([.H43]^(2.63))^1.85)))" office:value-type="float" office:value="4.39010311297611" calcext:value-type="float">
            <text:p>4.390</text:p>
          </table:table-cell>
          <table:table-cell table:formula="of:=[.J42]+[.I43]" office:value-type="float" office:value="6.9509965955455" calcext:value-type="float">
            <text:p>6.95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0.5" office:value-type="float" office:value="0.5" calcext:value-type="float">
            <text:p>0.5</text:p>
          </table:table-cell>
          <table:table-cell table:formula="of:=3.14*(([.D44]/2)^2)" office:value-type="float" office:value="0.19625" calcext:value-type="float">
            <text:p>0.196</text:p>
          </table:table-cell>
          <table:table-cell table:formula="of:=11.79*([.D44]^2)*([.$K$2]^0.5)" office:value-type="float" office:value="4.66040670167315" calcext:value-type="float">
            <text:p>4.66</text:p>
          </table:table-cell>
          <table:table-cell table:formula="of:=[.G43]-[.F44]" office:value-type="float" office:value="23.3020335083657" calcext:value-type="float">
            <text:p>23.302</text:p>
          </table:table-cell>
          <table:table-cell office:value-type="float" office:value="1" calcext:value-type="float">
            <text:p>1</text:p>
          </table:table-cell>
          <table:table-cell table:formula="of:=4.71*[.B44]*(([.G44]/([.$K$3]*([.H44]^(2.63))^1.85)))" office:value-type="float" office:value="3.65841926081342" calcext:value-type="float">
            <text:p>3.658</text:p>
          </table:table-cell>
          <table:table-cell table:formula="of:=[.J43]+[.I44]" office:value-type="float" office:value="10.6094158563589" calcext:value-type="float">
            <text:p>10.60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0.5" office:value-type="float" office:value="0.5" calcext:value-type="float">
            <text:p>0.5</text:p>
          </table:table-cell>
          <table:table-cell table:formula="of:=3.14*(([.D45]/2)^2)" office:value-type="float" office:value="0.19625" calcext:value-type="float">
            <text:p>0.196</text:p>
          </table:table-cell>
          <table:table-cell table:formula="of:=11.79*([.D45]^2)*([.$K$2]^0.5)" office:value-type="float" office:value="4.66040670167315" calcext:value-type="float">
            <text:p>4.66</text:p>
          </table:table-cell>
          <table:table-cell table:formula="of:=[.G44]-[.F45]" office:value-type="float" office:value="18.6416268066926" calcext:value-type="float">
            <text:p>18.642</text:p>
          </table:table-cell>
          <table:table-cell office:value-type="float" office:value="1" calcext:value-type="float">
            <text:p>1</text:p>
          </table:table-cell>
          <table:table-cell table:formula="of:=4.71*[.B45]*(([.G45]/([.$K$3]*([.H45]^(2.63))^1.85)))" office:value-type="float" office:value="2.92673540865074" calcext:value-type="float">
            <text:p>2.927</text:p>
          </table:table-cell>
          <table:table-cell table:formula="of:=[.J44]+[.I45]" office:value-type="float" office:value="13.5361512650097" calcext:value-type="float">
            <text:p>13.5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0.5" office:value-type="float" office:value="0.5" calcext:value-type="float">
            <text:p>0.5</text:p>
          </table:table-cell>
          <table:table-cell table:formula="of:=3.14*(([.D46]/2)^2)" office:value-type="float" office:value="0.19625" calcext:value-type="float">
            <text:p>0.196</text:p>
          </table:table-cell>
          <table:table-cell table:formula="of:=11.79*([.D46]^2)*([.$K$2]^0.5)" office:value-type="float" office:value="4.66040670167315" calcext:value-type="float">
            <text:p>4.66</text:p>
          </table:table-cell>
          <table:table-cell table:formula="of:=[.G45]-[.F46]" office:value-type="float" office:value="13.9812201050194" calcext:value-type="float">
            <text:p>13.981</text:p>
          </table:table-cell>
          <table:table-cell office:value-type="float" office:value="1" calcext:value-type="float">
            <text:p>1</text:p>
          </table:table-cell>
          <table:table-cell table:formula="of:=4.71*[.B46]*(([.G46]/([.$K$3]*([.H46]^(2.63))^1.85)))" office:value-type="float" office:value="2.19505155648805" calcext:value-type="float">
            <text:p>2.195</text:p>
          </table:table-cell>
          <table:table-cell table:formula="of:=[.J45]+[.I46]" office:value-type="float" office:value="15.7312028214977" calcext:value-type="float">
            <text:p>15.7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0.5" office:value-type="float" office:value="0.5" calcext:value-type="float">
            <text:p>0.5</text:p>
          </table:table-cell>
          <table:table-cell table:formula="of:=3.14*(([.D47]/2)^2)" office:value-type="float" office:value="0.19625" calcext:value-type="float">
            <text:p>0.196</text:p>
          </table:table-cell>
          <table:table-cell table:formula="of:=11.79*([.D47]^2)*([.$K$2]^0.5)" office:value-type="float" office:value="4.66040670167315" calcext:value-type="float">
            <text:p>4.66</text:p>
          </table:table-cell>
          <table:table-cell table:formula="of:=[.G46]-[.F47]" office:value-type="float" office:value="9.3208134033463" calcext:value-type="float">
            <text:p>9.321</text:p>
          </table:table-cell>
          <table:table-cell office:value-type="float" office:value="1" calcext:value-type="float">
            <text:p>1</text:p>
          </table:table-cell>
          <table:table-cell table:formula="of:=4.71*[.B47]*(([.G47]/([.$K$3]*([.H47]^(2.63))^1.85)))" office:value-type="float" office:value="1.46336770432537" calcext:value-type="float">
            <text:p>1.463</text:p>
          </table:table-cell>
          <table:table-cell table:formula="of:=[.J46]+[.I47]" office:value-type="float" office:value="17.1945705258231" calcext:value-type="float">
            <text:p>17.1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0.5" office:value-type="float" office:value="0.5" calcext:value-type="float">
            <text:p>0.5</text:p>
          </table:table-cell>
          <table:table-cell table:formula="of:=3.14*(([.D48]/2)^2)" office:value-type="float" office:value="0.19625" calcext:value-type="float">
            <text:p>0.196</text:p>
          </table:table-cell>
          <table:table-cell table:formula="of:=11.79*([.D48]^2)*([.$K$2]^0.5)" office:value-type="float" office:value="4.66040670167315" calcext:value-type="float">
            <text:p>4.66</text:p>
          </table:table-cell>
          <table:table-cell table:formula="of:=[.G47]-[.F48]" office:value-type="float" office:value="4.66040670167315" calcext:value-type="float">
            <text:p>4.660</text:p>
          </table:table-cell>
          <table:table-cell office:value-type="float" office:value="1" calcext:value-type="float">
            <text:p>1</text:p>
          </table:table-cell>
          <table:table-cell table:formula="of:=4.71*[.B48]*(([.G48]/([.$K$3]*([.H48]^(2.63))^1.85)))" office:value-type="float" office:value="0.365841926081342" calcext:value-type="float">
            <text:p>0.366</text:p>
          </table:table-cell>
          <table:table-cell table:formula="of:=[.J47]+[.I48]" office:value-type="float" office:value="17.5604124519044" calcext:value-type="float">
            <text:p>17.56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4" table:formula="of:=3.14*(([.D49]/2)^2)" office:value-type="float" office:value="0.24837890625" calcext:value-type="float">
            <text:p>0.248</text:p>
          </table:table-cell>
          <table:table-cell table:style-name="ce6" table:formula="of:=11.79*([.D49]^2)*([.$K$2]^0.5)" office:value-type="float" office:value="5.89832723180508" calcext:value-type="float">
            <text:p>5.90</text:p>
          </table:table-cell>
          <table:table-cell table:style-name="ce4" table:formula="of:=SUM([.F49:.F55])" office:value-type="float" office:value="41.2882906226356" calcext:value-type="float">
            <text:p>41.28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49]*(([.G49]/([.$K$3]*([.H49]^(2.63))^1.85)))" office:value-type="float" office:value="3.24113081387689" calcext:value-type="float">
            <text:p>3.241</text:p>
          </table:table-cell>
          <table:table-cell table:style-name="ce4" table:formula="of:=[.I49]" office:value-type="float" office:value="3.24113081387689" calcext:value-type="float">
            <text:p>3.241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4" table:formula="of:=3.14*(([.D50]/2)^2)" office:value-type="float" office:value="0.24837890625" calcext:value-type="float">
            <text:p>0.248</text:p>
          </table:table-cell>
          <table:table-cell table:style-name="ce6" table:formula="of:=11.79*([.D50]^2)*([.$K$2]^0.5)" office:value-type="float" office:value="5.89832723180508" calcext:value-type="float">
            <text:p>5.90</text:p>
          </table:table-cell>
          <table:table-cell table:style-name="ce4" table:formula="of:=[.G49]-[.F50]" office:value-type="float" office:value="35.3899633908305" calcext:value-type="float">
            <text:p>35.39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50]*(([.G50]/([.$K$3]*([.H50]^(2.63))^1.85)))" office:value-type="float" office:value="5.55622425236038" calcext:value-type="float">
            <text:p>5.556</text:p>
          </table:table-cell>
          <table:table-cell table:style-name="ce4" table:formula="of:=[.J49]+[.I50]" office:value-type="float" office:value="8.79735506623728" calcext:value-type="float">
            <text:p>8.797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4" table:formula="of:=3.14*(([.D51]/2)^2)" office:value-type="float" office:value="0.24837890625" calcext:value-type="float">
            <text:p>0.248</text:p>
          </table:table-cell>
          <table:table-cell table:style-name="ce6" table:formula="of:=11.79*([.D51]^2)*([.$K$2]^0.5)" office:value-type="float" office:value="5.89832723180508" calcext:value-type="float">
            <text:p>5.90</text:p>
          </table:table-cell>
          <table:table-cell table:style-name="ce4" table:formula="of:=[.G50]-[.F51]" office:value-type="float" office:value="29.4916361590254" calcext:value-type="float">
            <text:p>29.49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51]*(([.G51]/([.$K$3]*([.H51]^(2.63))^1.85)))" office:value-type="float" office:value="4.63018687696699" calcext:value-type="float">
            <text:p>4.630</text:p>
          </table:table-cell>
          <table:table-cell table:style-name="ce4" table:formula="of:=[.J50]+[.I51]" office:value-type="float" office:value="13.4275419432043" calcext:value-type="float">
            <text:p>13.42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4" table:formula="of:=3.14*(([.D52]/2)^2)" office:value-type="float" office:value="0.24837890625" calcext:value-type="float">
            <text:p>0.248</text:p>
          </table:table-cell>
          <table:table-cell table:style-name="ce6" table:formula="of:=11.79*([.D52]^2)*([.$K$2]^0.5)" office:value-type="float" office:value="5.89832723180508" calcext:value-type="float">
            <text:p>5.90</text:p>
          </table:table-cell>
          <table:table-cell table:style-name="ce4" table:formula="of:=[.G51]-[.F52]" office:value-type="float" office:value="23.5933089272203" calcext:value-type="float">
            <text:p>23.59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52]*(([.G52]/([.$K$3]*([.H52]^(2.63))^1.85)))" office:value-type="float" office:value="3.70414950157359" calcext:value-type="float">
            <text:p>3.704</text:p>
          </table:table-cell>
          <table:table-cell table:style-name="ce4" table:formula="of:=[.J51]+[.I52]" office:value-type="float" office:value="17.1316914447779" calcext:value-type="float">
            <text:p>17.13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4" table:formula="of:=3.14*(([.D53]/2)^2)" office:value-type="float" office:value="0.24837890625" calcext:value-type="float">
            <text:p>0.248</text:p>
          </table:table-cell>
          <table:table-cell table:style-name="ce6" table:formula="of:=11.79*([.D53]^2)*([.$K$2]^0.5)" office:value-type="float" office:value="5.89832723180508" calcext:value-type="float">
            <text:p>5.90</text:p>
          </table:table-cell>
          <table:table-cell table:style-name="ce4" table:formula="of:=[.G52]-[.F53]" office:value-type="float" office:value="17.6949816954152" calcext:value-type="float">
            <text:p>17.6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53]*(([.G53]/([.$K$3]*([.H53]^(2.63))^1.85)))" office:value-type="float" office:value="2.77811212618019" calcext:value-type="float">
            <text:p>2.778</text:p>
          </table:table-cell>
          <table:table-cell table:style-name="ce4" table:formula="of:=[.J52]+[.I53]" office:value-type="float" office:value="19.909803570958" calcext:value-type="float">
            <text:p>19.91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4" table:formula="of:=3.14*(([.D54]/2)^2)" office:value-type="float" office:value="0.24837890625" calcext:value-type="float">
            <text:p>0.248</text:p>
          </table:table-cell>
          <table:table-cell table:style-name="ce6" table:formula="of:=11.79*([.D54]^2)*([.$K$2]^0.5)" office:value-type="float" office:value="5.89832723180508" calcext:value-type="float">
            <text:p>5.90</text:p>
          </table:table-cell>
          <table:table-cell table:style-name="ce4" table:formula="of:=[.G53]-[.F54]" office:value-type="float" office:value="11.7966544636102" calcext:value-type="float">
            <text:p>11.79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54]*(([.G54]/([.$K$3]*([.H54]^(2.63))^1.85)))" office:value-type="float" office:value="1.85207475078679" calcext:value-type="float">
            <text:p>1.852</text:p>
          </table:table-cell>
          <table:table-cell table:style-name="ce4" table:formula="of:=[.J53]+[.I54]" office:value-type="float" office:value="21.7618783217448" calcext:value-type="float">
            <text:p>21.76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4" table:formula="of:=3.14*(([.D55]/2)^2)" office:value-type="float" office:value="0.24837890625" calcext:value-type="float">
            <text:p>0.248</text:p>
          </table:table-cell>
          <table:table-cell table:style-name="ce6" table:formula="of:=11.79*([.D55]^2)*([.$K$2]^0.5)" office:value-type="float" office:value="5.89832723180508" calcext:value-type="float">
            <text:p>5.90</text:p>
          </table:table-cell>
          <table:table-cell table:style-name="ce4" table:formula="of:=[.G54]-[.F55]" office:value-type="float" office:value="5.89832723180507" calcext:value-type="float">
            <text:p>5.89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4.71*[.B55]*(([.G55]/([.$K$3]*([.H55]^(2.63))^1.85)))" office:value-type="float" office:value="0.463018687696698" calcext:value-type="float">
            <text:p>0.463</text:p>
          </table:table-cell>
          <table:table-cell table:style-name="ce4" table:formula="of:=[.J54]+[.I55]" office:value-type="float" office:value="22.2248970094415" calcext:value-type="float">
            <text:p>22.2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5/8" office:value-type="float" office:value="0.625" calcext:value-type="float">
            <text:p>0.625</text:p>
          </table:table-cell>
          <table:table-cell table:formula="of:=3.14*(([.D56]/2)^2)" office:value-type="float" office:value="0.306640625" calcext:value-type="float">
            <text:p>0.307</text:p>
          </table:table-cell>
          <table:table-cell table:formula="of:=11.79*([.D56]^2)*([.$K$2]^0.5)" office:value-type="float" office:value="7.2818854713643" calcext:value-type="float">
            <text:p>7.28</text:p>
          </table:table-cell>
          <table:table-cell table:formula="of:=SUM([.F56:.F62])" office:value-type="float" office:value="50.9731982995501" calcext:value-type="float">
            <text:p>50.973</text:p>
          </table:table-cell>
          <table:table-cell office:value-type="float" office:value="1" calcext:value-type="float">
            <text:p>1</text:p>
          </table:table-cell>
          <table:table-cell table:formula="of:=4.71*[.B56]*(([.G56]/([.$K$3]*([.H56]^(2.63))^1.85)))" office:value-type="float" office:value="4.00139606651468" calcext:value-type="float">
            <text:p>4.001</text:p>
          </table:table-cell>
          <table:table-cell table:formula="of:=[.I56]" office:value-type="float" office:value="4.00139606651468" calcext:value-type="float">
            <text:p>4.0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5/8" office:value-type="float" office:value="0.625" calcext:value-type="float">
            <text:p>0.625</text:p>
          </table:table-cell>
          <table:table-cell table:formula="of:=3.14*(([.D57]/2)^2)" office:value-type="float" office:value="0.306640625" calcext:value-type="float">
            <text:p>0.307</text:p>
          </table:table-cell>
          <table:table-cell table:formula="of:=11.79*([.D57]^2)*([.$K$2]^0.5)" office:value-type="float" office:value="7.2818854713643" calcext:value-type="float">
            <text:p>7.28</text:p>
          </table:table-cell>
          <table:table-cell table:formula="of:=[.G56]-[.F57]" office:value-type="float" office:value="43.6913128281858" calcext:value-type="float">
            <text:p>43.691</text:p>
          </table:table-cell>
          <table:table-cell office:value-type="float" office:value="1" calcext:value-type="float">
            <text:p>1</text:p>
          </table:table-cell>
          <table:table-cell table:formula="of:=4.71*[.B57]*(([.G57]/([.$K$3]*([.H57]^(2.63))^1.85)))" office:value-type="float" office:value="6.85953611402517" calcext:value-type="float">
            <text:p>6.860</text:p>
          </table:table-cell>
          <table:table-cell table:formula="of:=[.J56]+[.I57]" office:value-type="float" office:value="10.8609321805398" calcext:value-type="float">
            <text:p>10.8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5/8" office:value-type="float" office:value="0.625" calcext:value-type="float">
            <text:p>0.625</text:p>
          </table:table-cell>
          <table:table-cell table:formula="of:=3.14*(([.D58]/2)^2)" office:value-type="float" office:value="0.306640625" calcext:value-type="float">
            <text:p>0.307</text:p>
          </table:table-cell>
          <table:table-cell table:formula="of:=11.79*([.D58]^2)*([.$K$2]^0.5)" office:value-type="float" office:value="7.2818854713643" calcext:value-type="float">
            <text:p>7.28</text:p>
          </table:table-cell>
          <table:table-cell table:formula="of:=[.G57]-[.F58]" office:value-type="float" office:value="36.4094273568215" calcext:value-type="float">
            <text:p>36.409</text:p>
          </table:table-cell>
          <table:table-cell office:value-type="float" office:value="1" calcext:value-type="float">
            <text:p>1</text:p>
          </table:table-cell>
          <table:table-cell table:formula="of:=4.71*[.B58]*(([.G58]/([.$K$3]*([.H58]^(2.63))^1.85)))" office:value-type="float" office:value="5.71628009502097" calcext:value-type="float">
            <text:p>5.716</text:p>
          </table:table-cell>
          <table:table-cell table:formula="of:=[.J57]+[.I58]" office:value-type="float" office:value="16.5772122755608" calcext:value-type="float">
            <text:p>16.57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5/8" office:value-type="float" office:value="0.625" calcext:value-type="float">
            <text:p>0.625</text:p>
          </table:table-cell>
          <table:table-cell table:formula="of:=3.14*(([.D59]/2)^2)" office:value-type="float" office:value="0.306640625" calcext:value-type="float">
            <text:p>0.307</text:p>
          </table:table-cell>
          <table:table-cell table:formula="of:=11.79*([.D59]^2)*([.$K$2]^0.5)" office:value-type="float" office:value="7.2818854713643" calcext:value-type="float">
            <text:p>7.28</text:p>
          </table:table-cell>
          <table:table-cell table:formula="of:=[.G58]-[.F59]" office:value-type="float" office:value="29.1275418854572" calcext:value-type="float">
            <text:p>29.128</text:p>
          </table:table-cell>
          <table:table-cell office:value-type="float" office:value="1" calcext:value-type="float">
            <text:p>1</text:p>
          </table:table-cell>
          <table:table-cell table:formula="of:=4.71*[.B59]*(([.G59]/([.$K$3]*([.H59]^(2.63))^1.85)))" office:value-type="float" office:value="4.57302407601678" calcext:value-type="float">
            <text:p>4.573</text:p>
          </table:table-cell>
          <table:table-cell table:formula="of:=[.J58]+[.I59]" office:value-type="float" office:value="21.1502363515776" calcext:value-type="float">
            <text:p>21.1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5/8" office:value-type="float" office:value="0.625" calcext:value-type="float">
            <text:p>0.625</text:p>
          </table:table-cell>
          <table:table-cell table:formula="of:=3.14*(([.D60]/2)^2)" office:value-type="float" office:value="0.306640625" calcext:value-type="float">
            <text:p>0.307</text:p>
          </table:table-cell>
          <table:table-cell table:formula="of:=11.79*([.D60]^2)*([.$K$2]^0.5)" office:value-type="float" office:value="7.2818854713643" calcext:value-type="float">
            <text:p>7.28</text:p>
          </table:table-cell>
          <table:table-cell table:formula="of:=[.G59]-[.F60]" office:value-type="float" office:value="21.8456564140929" calcext:value-type="float">
            <text:p>21.846</text:p>
          </table:table-cell>
          <table:table-cell office:value-type="float" office:value="1" calcext:value-type="float">
            <text:p>1</text:p>
          </table:table-cell>
          <table:table-cell table:formula="of:=4.71*[.B60]*(([.G60]/([.$K$3]*([.H60]^(2.63))^1.85)))" office:value-type="float" office:value="3.42976805701258" calcext:value-type="float">
            <text:p>3.430</text:p>
          </table:table-cell>
          <table:table-cell table:formula="of:=[.J59]+[.I60]" office:value-type="float" office:value="24.5800044085902" calcext:value-type="float">
            <text:p>24.5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5/8" office:value-type="float" office:value="0.625" calcext:value-type="float">
            <text:p>0.625</text:p>
          </table:table-cell>
          <table:table-cell table:formula="of:=3.14*(([.D61]/2)^2)" office:value-type="float" office:value="0.306640625" calcext:value-type="float">
            <text:p>0.307</text:p>
          </table:table-cell>
          <table:table-cell table:formula="of:=11.79*([.D61]^2)*([.$K$2]^0.5)" office:value-type="float" office:value="7.2818854713643" calcext:value-type="float">
            <text:p>7.28</text:p>
          </table:table-cell>
          <table:table-cell table:formula="of:=[.G60]-[.F61]" office:value-type="float" office:value="14.5637709427286" calcext:value-type="float">
            <text:p>14.564</text:p>
          </table:table-cell>
          <table:table-cell office:value-type="float" office:value="1" calcext:value-type="float">
            <text:p>1</text:p>
          </table:table-cell>
          <table:table-cell table:formula="of:=4.71*[.B61]*(([.G61]/([.$K$3]*([.H61]^(2.63))^1.85)))" office:value-type="float" office:value="2.28651203800839" calcext:value-type="float">
            <text:p>2.287</text:p>
          </table:table-cell>
          <table:table-cell table:formula="of:=[.J60]+[.I61]" office:value-type="float" office:value="26.8665164465986" calcext:value-type="float">
            <text:p>26.867</text:p>
          </table:table-cell>
          <table:table-cell table:style-name="Default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5/8" office:value-type="float" office:value="0.625" calcext:value-type="float">
            <text:p>0.625</text:p>
          </table:table-cell>
          <table:table-cell table:formula="of:=3.14*(([.D62]/2)^2)" office:value-type="float" office:value="0.306640625" calcext:value-type="float">
            <text:p>0.307</text:p>
          </table:table-cell>
          <table:table-cell table:formula="of:=11.79*([.D62]^2)*([.$K$2]^0.5)" office:value-type="float" office:value="7.2818854713643" calcext:value-type="float">
            <text:p>7.28</text:p>
          </table:table-cell>
          <table:table-cell table:formula="of:=[.G61]-[.F62]" office:value-type="float" office:value="7.28188547136429" calcext:value-type="float">
            <text:p>7.282</text:p>
          </table:table-cell>
          <table:table-cell office:value-type="float" office:value="1" calcext:value-type="float">
            <text:p>1</text:p>
          </table:table-cell>
          <table:table-cell table:formula="of:=4.71*[.B62]*(([.G62]/([.$K$3]*([.H62]^(2.63))^1.85)))" office:value-type="float" office:value="0.571628009502097" calcext:value-type="float">
            <text:p>0.572</text:p>
          </table:table-cell>
          <table:table-cell table:formula="of:=[.J61]+[.I62]" office:value-type="float" office:value="27.4381444561007" calcext:value-type="float">
            <text:p>27.438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22:45:24.1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3:08:43.605000000</meta:creation-date>
    <dc:date>2019-12-09T22:05:28.325000000</dc:date>
    <meta:editing-duration>P1DT22M46S</meta:editing-duration>
    <meta:editing-cycles>38</meta:editing-cycles>
    <meta:generator>LibreOffice/5.2.0.4$Windows_x86 LibreOffice_project/066b007f5ebcc236395c7d282ba488bca6720265</meta:generator>
    <meta:document-statistic meta:table-count="1" meta:cell-count="592" meta:object-count="0"/>
  </office:meta>
</office:document-meta>
</file>